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ye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henotype</text:p>
          </table:table-cell>
          <table:table-cell table:style-name="ce1" office:value-type="string" calcext:value-type="string">
            <text:p>Genotype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b</text:p>
          </table:table-cell>
        </table:table-row>
      </table:table>
      <table:table table:name="Fur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henotype</text:p>
          </table:table-cell>
          <table:table-cell table:style-name="ce1" office:value-type="string" calcext:value-type="string">
            <text:p>Genotype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</text:p>
          </table:table-cell>
        </table:table-row>
      </table:table>
      <table:table table:name="Horn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henotype</text:p>
          </table:table-cell>
          <table:table-cell table:style-name="ce1" office:value-type="string" calcext:value-type="string">
            <text:p>Genotype</text:p>
          </table:table-cell>
        </table:table-row>
        <table:table-row table:style-name="ro1">
          <table:table-cell office:value-type="string" calcext:value-type="string">
            <text:p>Curved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h</text:p>
          </table:table-cell>
        </table:table-row>
      </table:table>
      <table:table table:name="Mane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henotype</text:p>
          </table:table-cell>
          <table:table-cell table:style-name="ce1" office:value-type="string" calcext:value-type="string">
            <text:p>Genotype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1:40:32.096642373</meta:creation-date>
    <dc:date>2018-04-27T00:38:09.975757542</dc:date>
    <meta:editing-duration>PT2H8M4S</meta:editing-duration>
    <meta:editing-cycles>2</meta:editing-cycles>
    <meta:generator>LibreOffice/5.4.6.2$Linux_X86_64 LibreOffice_project/40m0$Build-2</meta:generator>
    <meta:document-statistic meta:table-count="4" meta:cell-count="40" meta:object-count="0"/>
  </office:meta>
</office:document-meta>
</file>